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700000544CAEED9C4E6F3240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es" fo:country="CO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d56c48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0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43cm" fo:margin-bottom="0cm" fo:text-indent="0cm"/>
      <style:text-properties fo:font-size="45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82cm" fo:margin-bottom="0cm" fo:text-indent="0cm"/>
      <style:text-properties fo:font-size="38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2cm" fo:margin-bottom="0cm" fo:text-indent="0cm"/>
      <style:text-properties fo:font-size="3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cm" fo:margin-bottom="0cm" fo:text-indent="0cm"/>
      <style:text-properties fo:font-size="3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0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solid" draw:fill-color="#d56c48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fo:min-height="1.256cm"/>
      <style:paragraph-properties style:writing-mode="lr-tb"/>
    </style:style>
    <style:style style:name="Mgr4" style:family="graphic" style:parent-style-name="standard">
      <style:graphic-properties svg:stroke-color="#d56c48" draw:fill-color="#424630" draw:textarea-horizontal-align="justify" draw:textarea-vertical-align="middle" draw:auto-grow-height="false" fo:min-height="4.25cm" fo:min-width="0cm"/>
    </style:style>
    <style:style style:name="Mgr5" style:family="graphic" style:parent-style-name="objectwithoutfill">
      <style:graphic-properties svg:stroke-width="0.053cm" svg:stroke-color="#424630" draw:marker-start-width="0.279cm" draw:marker-end-width="0.279cm" draw:fill="solid" draw:fill-color="#424630" draw:textarea-vertical-align="middle" fo:padding-top="0.151cm" fo:padding-bottom="0.151cm" fo:padding-left="0.276cm" fo:padding-right="0.276cm"/>
    </style:style>
    <style:style style:name="Mgr6" style:family="graphic" style:parent-style-name="standard">
      <style:graphic-properties svg:stroke-width="0.106cm" svg:stroke-color="#424630" draw:marker-start-width="0.358cm" draw:marker-end-width="0.358cm" draw:fill-color="#424630" draw:textarea-horizontal-align="justify" draw:textarea-vertical-align="middle" draw:auto-grow-height="false" fo:min-height="0.724cm" fo:min-width="0.474cm" fo:padding-top="0.177cm" fo:padding-bottom="0.177cm" fo:padding-left="0.302cm" fo:padding-right="0.302cm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style:writing-mode="lr-tb"/>
      <style:text-properties fo:color="#424630"/>
    </style:style>
    <style:style style:name="MP6" style:family="paragraph">
      <loext:graphic-properties draw:fill-color="#424630"/>
      <style:paragraph-properties fo:text-align="center"/>
      <style:text-properties fo:color="#d56c48" fo:language="es" fo:country="CO"/>
    </style:style>
    <style:style style:name="MP7" style:family="paragraph">
      <loext:graphic-properties draw:fill="solid" draw:fill-color="#424630"/>
      <style:paragraph-properties fo:text-align="center"/>
      <style:text-properties fo:color="#d56c48" fo:language="es" fo:country="CO"/>
    </style:style>
    <style:style style:name="MP8" style:family="paragraph">
      <style:paragraph-properties fo:text-align="center" style:writing-mode="lr-tb"/>
      <style:text-properties fo:color="#d56c48" fo:font-size="18pt" fo:language="es" fo:country="CO"/>
    </style:style>
    <style:style style:name="MP9" style:family="paragraph">
      <loext:graphic-properties draw:fill-color="#424630"/>
      <style:paragraph-properties fo:text-align="center" style:writing-mode="lr-tb"/>
      <style:text-properties fo:color="#d56c48" fo:font-size="18pt" fo:language="es" fo:country="CO"/>
    </style:style>
    <style:style style:name="MP10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24630" style:text-outline="false" style:text-line-through-style="none" style:text-line-through-type="none" style:font-name="Liberation Sans" fo:font-size="16pt" fo:language="es" fo:country="CO" fo:font-style="normal" fo:text-shadow="none" style:text-underline-style="none" fo:font-weight="normal" style:letter-kerning="true" fo:background-color="transparent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424630" fo:font-size="16pt" fo:language="es" fo:country="CO" style:font-size-asian="16pt" style:font-size-complex="16pt"/>
    </style:style>
    <style:style style:name="MT4" style:family="text">
      <style:text-properties fo:color="#d56c48" fo:font-size="18pt" fo:language="es" fo:country="CO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7.047cm" svg:height="7.047cm" svg:x="2.123cm" svg:y="2.397cm"/>
      <draw:page-thumbnail draw:layer="backgroundobjects" svg:width="7.047cm" svg:height="7.047cm" svg:x="2.123cm" svg:y="10.445cm"/>
      <draw:page-thumbnail draw:layer="backgroundobjects" svg:width="7.047cm" svg:height="7.047cm" svg:x="2.123cm" svg:y="18.493cm"/>
      <draw:page-thumbnail draw:layer="backgroundobjects" svg:width="7.047cm" svg:height="7.047cm" svg:x="12.418cm" svg:y="2.397cm"/>
      <draw:page-thumbnail draw:layer="backgroundobjects" svg:width="7.047cm" svg:height="7.047cm" svg:x="12.418cm" svg:y="10.445cm"/>
      <draw:page-thumbnail draw:layer="backgroundobjects" svg:width="7.047cm" svg:height="7.047cm" svg:x="12.418cm" svg:y="18.493cm"/>
    </style:handout-master>
    <style:master-page style:name="Default" style:page-layout-name="PM1" draw:style-name="Mdp1">
      <draw:frame presentation:style-name="Default-title" draw:layer="backgroundobjects" svg:width="22.859cm" svg:height="4.24cm" svg:x="1.27cm" svg:y="1.013cm" presentation:class="title" presentation:placeholder="true">
        <draw:text-box/>
      </draw:frame>
      <draw:frame presentation:style-name="Default-outline1" draw:layer="backgroundobjects" svg:width="22.859cm" svg:height="14.73cm" svg:x="1.27cm" svg:y="5.942cm" presentation:class="outline" presentation:placeholder="true">
        <draw:text-box/>
      </draw:frame>
      <draw:frame draw:style-name="Mgr3" draw:text-style-name="MP5" draw:layer="backgroundobjects" svg:width="8.215cm" svg:height="1.506cm" svg:x="2.199cm" svg:y="22.116cm">
        <draw:text-box>
          <text:p><text:span text:style-name="MT2">Fuente: INS</text:span><text:span text:style-name="MT3"><text:line-break/></text:span><text:span text:style-name="MT3">Fecha: Junio 7 de 2020</text:span></text:p>
        </draw:text-box>
      </draw:frame>
      <draw:custom-shape draw:style-name="Mgr4" draw:text-style-name="MP6" draw:layer="backgroundobjects" svg:width="0.5cm" svg:height="4.5cm" svg:x="2.237cm" svg:y="1.276cm">
        <text:p/>
        <draw:enhanced-geometry svg:viewBox="0 0 21600 21600" draw:type="rectangle" draw:enhanced-path="M 0 0 L 21600 0 21600 21600 0 21600 0 0 Z N"/>
      </draw:custom-shape>
      <draw:line draw:style-name="Mgr5" draw:text-style-name="MP7" draw:layer="backgroundobjects" svg:x1="2.237cm" svg:y1="6.527cm" svg:x2="23.487cm" svg:y2="6.527cm">
        <text:p/>
      </draw:line>
      <draw:line draw:style-name="Mgr5" draw:text-style-name="MP7" draw:layer="backgroundobjects" svg:x1="2.237cm" svg:y1="21.327cm" svg:x2="18.783cm" svg:y2="21.327cm">
        <text:p/>
      </draw:line>
      <draw:custom-shape draw:style-name="Mgr6" draw:text-style-name="MP9" draw:layer="backgroundobjects" svg:width="1.524cm" svg:height="1.524cm" svg:x="0.749cm" svg:y="22.633cm">
        <text:p text:style-name="MP8"><text:span text:style-name="MT4">336</text:span></text:p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7" draw:text-style-name="MP10" draw:layer="backgroundobjects" svg:width="4.826cm" svg:height="6.309cm" svg:x="19.05cm" svg:y="19.347cm">
        <draw:image xlink:href="Pictures/100002010000040700000544CAEED9C4E6F32405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2T21:47:35.368398763</meta:creation-date>
    <dc:date>2020-06-07T13:46:37.946943569</dc:date>
    <meta:editing-duration>PT6H44M50S</meta:editing-duration>
    <meta:editing-cycles>57</meta:editing-cycles>
    <meta:generator>LibreOffice/6.4.3.2$Linux_X86_64 LibreOffice_project/40$Build-2</meta:generator>
    <meta:document-statistic meta:object-count="26"/>
  </office:meta>
</office:document-meta>
</file>